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edCacheEventQueue.put( AbstractCach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oledCacheEventQueue.setAlive( boolean a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addPutEvent( ICacheElement 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oledCacheEventQueue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ut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stop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ooledCacheEventQueue.PooledCacheEventQueue( ICacheListener listener , long listenerId , String cacheName , int maxFailure , int waitBeforeRetry , String threadPoo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oledCacheEventQueue.getQue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All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addRemoveAll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t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edCacheEventQueue.addDispose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acheEvent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ooledCacheEventQueu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isWor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getWaitToDi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All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oledCacheEventQueue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Event.PutEvent( ICacheElement 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setWorking( boolean isWorking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RemoveEven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setWaitToDieMillis( int wtd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addRemoveEven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oledCacheEventQueue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